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c49" officeooo:paragraph-rsid="0019ec3b"/>
    </style:style>
    <style:style style:name="P2" style:family="paragraph" style:parent-style-name="Standard">
      <style:text-properties style:font-name="Liberation Serif" fo:font-style="italic" officeooo:rsid="000ab7d4" officeooo:paragraph-rsid="0019ec3b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0c9a3a" officeooo:paragraph-rsid="0019ec3b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0d8af4" officeooo:paragraph-rsid="0019ec3b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0e1de0" officeooo:paragraph-rsid="0019ec3b" style:font-style-asian="italic" style:font-style-complex="italic"/>
    </style:style>
    <style:style style:name="P6" style:family="paragraph" style:parent-style-name="Standard">
      <style:text-properties officeooo:rsid="000e1de0" officeooo:paragraph-rsid="0019ec3b"/>
    </style:style>
    <style:style style:name="P7" style:family="paragraph" style:parent-style-name="Standard">
      <style:text-properties officeooo:rsid="000e5043" officeooo:paragraph-rsid="0019ec3b"/>
    </style:style>
    <style:style style:name="P8" style:family="paragraph" style:parent-style-name="Standard">
      <style:text-properties officeooo:rsid="000e8497" officeooo:paragraph-rsid="0019ec3b"/>
    </style:style>
    <style:style style:name="P9" style:family="paragraph" style:parent-style-name="Standard">
      <style:text-properties officeooo:rsid="00107bf3" officeooo:paragraph-rsid="0019ec3b"/>
    </style:style>
    <style:style style:name="P10" style:family="paragraph" style:parent-style-name="Standard">
      <style:text-properties officeooo:rsid="001ca071" officeooo:paragraph-rsid="0019ec3b"/>
    </style:style>
    <style:style style:name="P11" style:family="paragraph" style:parent-style-name="Standard">
      <style:text-properties officeooo:rsid="001da9e6" officeooo:paragraph-rsid="0019ec3b"/>
    </style:style>
    <style:style style:name="P12" style:family="paragraph" style:parent-style-name="Standard">
      <style:text-properties officeooo:rsid="001e787e" officeooo:paragraph-rsid="0019ec3b"/>
    </style:style>
    <style:style style:name="P13" style:family="paragraph" style:parent-style-name="Standard">
      <style:text-properties officeooo:rsid="0010e8cd" officeooo:paragraph-rsid="0019ec3b"/>
    </style:style>
    <style:style style:name="P14" style:family="paragraph" style:parent-style-name="Heading_20_2">
      <style:paragraph-properties fo:text-align="center" style:justify-single-word="false"/>
      <style:text-properties officeooo:rsid="001ad902" officeooo:paragraph-rsid="0019ec3b"/>
    </style:style>
    <style:style style:name="P15" style:family="paragraph" style:parent-style-name="Heading_20_2">
      <style:paragraph-properties fo:text-align="center" style:justify-single-word="false"/>
      <style:text-properties style:text-position="0% 100%" officeooo:paragraph-rsid="0019ec3b"/>
    </style:style>
    <style:style style:name="T1" style:family="text">
      <style:text-properties officeooo:rsid="0020b373"/>
    </style:style>
    <style:style style:name="T2" style:family="text">
      <style:text-properties officeooo:rsid="00373677"/>
    </style:style>
    <style:style style:name="T3" style:family="text">
      <style:text-properties style:font-name="DoloresCyr" officeooo:rsid="00373677"/>
    </style:style>
    <style:style style:name="T4" style:family="text">
      <style:text-properties officeooo:rsid="00db9ea7"/>
    </style:style>
    <style:style style:name="T5" style:family="text">
      <style:text-properties officeooo:rsid="00f26410"/>
    </style:style>
    <style:style style:name="T6" style:family="text">
      <style:text-properties officeooo:rsid="00f434aa"/>
    </style:style>
    <style:style style:name="T7" style:family="text">
      <style:text-properties officeooo:rsid="000d8af4"/>
    </style:style>
    <style:style style:name="T8" style:family="text">
      <style:text-properties officeooo:rsid="000e8497"/>
    </style:style>
    <style:style style:name="T9" style:family="text">
      <style:text-properties officeooo:rsid="02f10ded"/>
    </style:style>
    <style:style style:name="T10" style:family="text">
      <style:text-properties officeooo:rsid="003c7262"/>
    </style:style>
    <style:style style:name="T11" style:family="text">
      <style:text-properties officeooo:rsid="0081f436"/>
    </style:style>
    <style:style style:name="T12" style:family="text">
      <style:text-properties officeooo:rsid="00107bf3"/>
    </style:style>
    <style:style style:name="T13" style:family="text">
      <style:text-properties officeooo:rsid="0010e8cd"/>
    </style:style>
    <style:style style:name="T14" style:family="text">
      <style:text-properties officeooo:rsid="001da9e6"/>
    </style:style>
    <style:style style:name="T15" style:family="text">
      <style:text-properties officeooo:rsid="00a75583"/>
    </style:style>
    <style:style style:name="T16" style:family="text">
      <style:text-properties officeooo:rsid="00fc54a1"/>
    </style:style>
    <style:style style:name="T17" style:family="text">
      <style:text-properties officeooo:rsid="0087228b"/>
    </style:style>
    <style:style style:name="T18" style:family="text">
      <style:text-properties officeooo:rsid="00dd3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h text:style-name="P15" text:outline-level="2"><text:bookmark-start text:name="__RefHeading__53479_81247619"/><text:span text:style-name="T2">*** <text:s text:c="3"/></text:span><text:bookmark-start text:name="отрочество"/><text:span text:style-name="T3">отрочество</text:span><text:bookmark-end text:name="отрочество"/><text:span text:style-name="T2"> <text:s text:c="2"/>***</text:span><text:bookmark-end text:name="__RefHeading__53479_81247619"/></text:h>
      <text:p text:style-name="P2"><text:span text:style-name="T4">(...и</text:span> на этом, <text:span text:style-name="T5">пожалуй</text:span>, уже хватит.</text:p>
      <text:p text:style-name="P2">Пора выкатывать картошку из золы пока не испеклась насквозь. </text:p>
      <text:p text:style-name="P2">Может в углях и есть килокалории, но вкус не тот. </text:p>
      <text:p text:style-name="P2">Да и стемнело уже, а я не хочу переедать на ночь глядя. </text:p>
      <text:p text:style-name="P2">Как там у тех арабских диетологов: «ужин — отдай врагу»?</text:p>
      <text:p text:style-name="P2">Правда, у меня с врагами туговато — откуда взять-то, если тебя готовили жить в обществе, где «человек человеку — друг, товарищ и брат»?</text:p>
      <text:p text:style-name="P3">А всё же тянет поделиться навешанной тебе лапшой. Однажды, я начал заливать твоей старшей <text:span text:style-name="T6">сестре</text:span>, Леночке, что все люди хорошие и добрые, просто они это не осознают.</text:p>
      <text:p text:style-name="P3">И надо же, чтоб именно в тот вечер по телевизору показали пьесу Шекспира «Ричард III». Как безотрывно она смотрела, пока те люди добрые друг друга резали, душили и терзали!</text:p>
      <text:p text:style-name="P3">А на следующее утро ещё и повтор пересмотрела. </text:p>
      <text:p text:style-name="P3">Но не мог же я против Шекспира рыпаться. </text:p>
      <text:p text:style-name="P3">Всё-таки, классика — это сила.</text:p>
      <text:p text:style-name="P3">С тех пор у меня с телевизором вооружённый нейтралитет. </text:p>
      <text:p text:style-name="P3">Это всё к тому, что <text:span text:style-name="T7">и</text:span> будь у меня даже враг, я бы ему последнюю рубаху отдал, но только не ужин, а тем более печёную на костре картошку.</text:p>
      <text:p text:style-name="P4">Ведь это ж невозможно передать до чего она шедевр кулинарии, когда разломишь обуглившуюся корочку и сыпнёшь чуть-чуть соли на её исходящую паром сердцевину — тут никакие кулебяки с бефами струганными и омарами под шерифами не идут ни в какое сравнение. <text:s/></text:p>
      <text:p text:style-name="P4">Пусть все <text:span text:style-name="T4">те </text:span>финтифлюшки остаются заумным гурманам, а мы люди из села — тёмные, нам абы грóши да харчи хорóши.</text:p>
      <text:p text:style-name="P4">Да будь я помоложе, а не негром преклонных годов, придавленным бытовухой в ходе борьбы за существование, то — ей-же-ей! — <text:s/>оду б ей сложил — картошке на костре печёной...</text:p>
      <text:p text:style-name="P5"><text:span text:style-name="T8">Н</text:span>едаром в самом <text:span text:style-name="T8">пронзительном</text:span> эпизоде Юлиана Семёнова, обряженный в форму фашиста Штирлиц печёт, в камине своей берлинской квартиры, картошку на день Советской армии и флота.</text:p>
      <text:p text:style-name="P5"><text:span text:style-name="T8">Но вместе с тем</text:span>, <text:span text:style-name="T8">и </text:span>при всём уважении к его ностальгическому патриотизму, это не то.</text:p>
      <text:p text:style-name="P5">Чтобы понять вкус печёной картошки нужно сидеть на земле, под открытым небом, с так<text:span text:style-name="T9">им</text:span> вот <text:span text:style-name="T9">вечером</text:span> вокруг...<text:span text:style-name="T4">)</text:span></text:p>
      <text:p text:style-name="P6"/>
      <text:p text:style-name="P7">В Конотопе баба Катя всех нас перецеловала и расплакалась.</text:p>
      <text:p text:style-name="P7">Мама стала её утешать, потом заметила две детские головки, что потихоньку выглядывали из-за створок двери в комнату.</text:p>
      <text:p text:style-name="P7">- Людкины?- спросила мама.</text:p>
      <text:p text:style-name="P7">- Да, это у нас Ирочка и Валерик. Вон уже какие большие. Ей три исполнилось, и Валерику скоро два будет.</text:p>
      <text:p text:style-name="P7">Потом приехал с работы их отец, дядя Толик, <text:span text:style-name="T10">я впервые не в кино, а в жизни, увидел мужчину в лысине от лба до затылка, но постарался не слишком пялиться; а</text:span> ещё через час <text:span text:style-name="T10">мы</text:span> с ним <text:span text:style-name="T10">вышли </text:span>встречать тётю Люду.</text:p>
      <text:p text:style-name="P7"><text:s/>Магазин её закрывается в семь, и с работы она всегда несёт <text:s/>сумки.</text:p>
      <text:p text:style-name="P7"><text:span text:style-name="T10">Идя с дядей Толиком, я изучал дорогу</text:span> на Путепровод, который ещё зовётся Переéздом. </text:p>
      <text:p text:style-name="P7"><text:span text:style-name="T10">Мне</text:span> смутно <text:span text:style-name="T10">вс</text:span>поминал<text:span text:style-name="T10">ось долгое ожидание,</text:span> <text:span text:style-name="T8">пока подымется шлагбаум перед железной дорогой и множество людей, вперемешку с парой телег и каким-нибудь грузовиком, <text:s/>устремятся с двух сторон на переезд через рельсы, сложенный из чёрных шпал. </text:span></text:p>
      <text:p text:style-name="P8">В тот раз мы ехали из Конотопа на Объект.</text:p>
      <text:p text:style-name="P7"><text:soft-page-break/></text:p>
      <text:p text:style-name="P8">За моё отсутствие под путями провели высокий бетонный тоннель, отсюда официальное — Путепровод, он же, по старинке, Переезд.</text:p>
      <text:p text:style-name="P8"><text:s/>За Переездом ходили длинные трамваи от Вокзала в Город и обратно. На одном, идущем из Города, и должна была подъехать тётя Люда с работы.</text:p>
      <text:p text:style-name="P8">Дядя Толик подговорил меня, чтобы когда она сойдёт с трамвая и под редкими фонарями <text:span text:style-name="T4">пойдёт по спуску </text:span>в Путепровод, ухватить за одну из её сумок и сказать:</text:p>
      <text:p text:style-name="P8">- Не слишком тяжело?</text:p>
      <text:p text:style-name="P8">Но она меня узнала, хоть дядя Толик и сдвинул мне козырёк кепки на глаза.</text:p>
      <text:p text:style-name="P8">Мы все вместе пошли на Нежинскую и дядя Толик нёс сумки с продуктами, <text:span text:style-name="T11">к</text:span>оторые тётя Люда <text:span text:style-name="T12">брала в счёт получки в магазине, где она работала.</text:span></text:p>
      <text:p text:style-name="P9">Поднявшись из Путепровода, мы пересекли Базар по проходу меж его пусты<text:span text:style-name="T4">х</text:span>, в эту тёмную часть суток, прилавк<text:span text:style-name="T4">ов</text:span> с высокими, как у беседок, крышами; и прошли ещё, примерно, столько же до начала Нежинской.</text:p>
      <text:p text:style-name="P9">Вдоль всей её длины горели два или три далёких фонаря, но и этого достаточно, чтоб отличить от других улиц.</text:p>
      <text:p text:style-name="P9"/>
      <text:p text:style-name="P9">В Конотоп мы приехали к последней четверти учебного года и пошли в школу номер тринадцать.</text:p>
      <text:p text:style-name="P9">Она стояла на улице Богдана Хмельницкого, мощёной неровными булыгами, как раз напротив Нежинской.</text:p>
      <text:p text:style-name="P9">Ещё эту школу называли Черевкиной.</text:p>
      <text:p text:style-name="P9">При царском режиме богатей из села Подлипное, по фамилии Черевко, построил двухэтажный трактир, но тогдашние власти не позволили его открыть, за то, что слишком близко стоит к заводу — весь рабочий люд сопьётся, и Черевко отдал дом под школу из четырёх классных комнат.</text:p>
      <text:p text:style-name="P9">В советское время вслед за двухэтажным построили ещё и длинное одноэтажное здание барачного типа, <text:span text:style-name="T4">тоже</text:span> из кирпича; вдоль тихой улочки, что спуска<text:span text:style-name="T4">ется</text:span> к Болоту, <text:span text:style-name="T4">оно же</text:span> Рощ<text:span text:style-name="T4">а</text:span>, за которыми стоит село Подлипное.</text:p>
      <text:p text:style-name="P9"><text:span text:style-name="T4">Мне</text:span> вспомнил<text:span text:style-name="T4">ось</text:span> как в первый приезд тётя Люда и мама водили меня купаться в круглом пруду рядом с селом и там плавали утки.</text:p>
      <text:p text:style-name="P9"/>
      <text:p text:style-name="P9">В первое утро по дороге в школу меня удивили холщовые мешочки на верёвочках, которые многие ученики несли помимо своих портфелей или папок. </text:p>
      <text:p text:style-name="P9">Оказывается, там были чернильницы для уроков в школе.</text:p>
      <text:p text:style-name="P9">На следующее утро я воспринимал их уже как должное, хотя школьники на Объекте давно уже писали авторучками с внутренними ампулами, <text:span text:style-name="T13">куда чернила втягиваются через перо и хватает почти на неделю, если не слишком много пишешь.</text:span></text:p>
      <text:p text:style-name="P10">На переменах все выходили в широкий двор с одним старинным деревом перед маленьким зданием, в котором была пионерская комната, учебная мастерская, библиотека и, как я узнал впоследствии, склад лыж для физкультуры.</text:p>
      <text:p text:style-name="P10">Напротив спортзала, пристроенного под прямым углом к концу длинного здания школы, стоял побеленый кирпичный домик туалетов и туда направлялась оживлённая цепочка ребят, но пацаны, <text:span text:style-name="T14">и только пацаны,</text:span> не доходя до туалета сворачивали за угол спортзала. </text:p>
      <text:p text:style-name="P10">Там, в узком проходе между стеной спортзала и забором соседского огорода, шла бойкая игра на наличные деньги — школьный Лас-Вегас. </text:p>
      <text:p text:style-name="P10">Игра называется «биток», игроки ставят условленную сумму копеек, <text:span text:style-name="T14">от двух до пяти, на кон — с десюлика, пятнашки, двацулика и полтинника сразу же выдаётся сдача. </text:span></text:p>
      <text:p text:style-name="P11">Копейки ставятся на кон в прямом смысле — стопочкой на земле, одна на другую, решками кверху. </text:p>
      <text:p text:style-name="P11">Теперь в игру вступает «биток» — у каждого игрока какая-нибудь своя излюбленная железяка: болт, огрызок крепильного костыля, шар от очень крупного подшипника; <text:soft-page-break/>ограничений нет — бей чем хочешь, да хоть и камешком. </text:p>
      <text:p text:style-name="P11">Куда бить? </text:p>
      <text:p text:style-name="P11">Да по стопке копеек, конечно, сколько перевернулось орлами кверху — твои. Собери их и бей по оставшимся. </text:p>
      <text:p text:style-name="P11">Не перевернулись — бьёт следующий. </text:p>
      <text:p text:style-name="P12">Иногда от угла спортзала раздавался крик «<text:span text:style-name="T15">Ш</text:span>уб<text:span text:style-name="T15">а</text:span>!» <text:span text:style-name="T14">— сигнал, что</text:span> приближается кто-то из учителей, деньги тут же исчезали с земли по карманам, <text:span text:style-name="T15">дымящиеся сигареты прятались в ладони, </text:span>но тревога всегда оказывалась ложной — <text:span text:style-name="T9">учителя</text:span> сворачивали в туалет, <text:span text:style-name="T16">где имелся отсек для директора и преподавателей,</text:span> и игра продолжалась. </text:p>
      <text:p text:style-name="P12">За три кона я спустил пятнадцать копеек, которые дала мне мама на пирожок из школьного буфета, потому что у этих биточных виртуозов рука набита будь-будь, а мне приходилось бить позыченым битком — взятым у кого-то из них напрокат.</text:p>
      <text:p text:style-name="P12">Может и к лучшему — не успел пристраститься.</text:p>
      <text:p text:style-name="P10"/>
      <text:p text:style-name="P13">Классная руководительница, Альбина Георгиевна, посадила меня рядом с худенькой рыжей девочкой,<text:span text:style-name="T17"> Зоей Емец,</text:span> и неоднократный второгодник Саша Дрыга <text:span text:style-name="T18">с последней парты в среднем ряду остался</text:span> очень этим недоволен, о чём и предупредил меня после уроков.</text:p>
      <text:p text:style-name="P13">А по дороге из школы я познакомился со своим одноклассником Витей, по фамилии Череп, потому что мы вместе шли по Нежинской, только ему идти дальше — до Нежинского Магазина, что на полпути от любого конца улицы.</text:p>
      <text:p text:style-name="P1">На следующий день я попросил Альбину Георгиевну пересадить меня на последнюю парту <text:span text:style-name="T18">в левом ряду, </text:span>к Вите Черепу, потому что мы соседи по улице. </text:p>
      <text:p text:style-name="P1">А на предпоследней сидел Вадик Кубарев и так началась наша тройственная дружба. </text:p>
      <text:p text:style-name="P1">Но, конечно, в школе <text:span text:style-name="T16">только </text:span>лишь учителя зовут ребят по фамилии, а между собой Череп превращается в Чепу, а Кубарев в Кубу.</text:p>
      <text:p text:style-name="P1">Как окрестили меня? Голым или Гольцем? </text:p>
      <text:p text:style-name="P1">Если твоё имя Сергей, то фамилию твою не <text:span text:style-name="T9">трогают</text:span> и ты становишься просто Серый.</text:p>
      <text:p text:style-name="P1">Дружба — это сила, когда мы втроём даже Саша Дрыга не слишком выпендривается.</text:p>
      <text:p text:style-name="P1">Дружба — это знание. </text:p>
      <text:p text:style-name="P1">Я поделился стихами не вошедшими в школьную программу, но <text:span text:style-name="T1">выученными наизусть всеми мальчиками Объекта: и «себя от холода страхуя, купил доху я...», и «огонёк в пивной горит...», и «ехал на ярмарку Ванька-холуй...»; а мне, в рамках культурно-филологического обмена растолковали смысл выражений «ты из Ромнов сбежал?» или «тебе в Ромны пора» — в Ромнах находится областная психушка для чокнут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23:37.188959915</meta:creation-date>
    <dc:date>2017-03-01T15:23:48.748629063</dc:date>
    <dc:creator>sehrguey </dc:creator>
    <meta:editing-duration>PT11S</meta:editing-duration>
    <meta:editing-cycles>1</meta:editing-cycles>
    <meta:document-statistic meta:table-count="0" meta:image-count="0" meta:object-count="0" meta:page-count="3" meta:paragraph-count="68" meta:word-count="1323" meta:character-count="8303" meta:non-whitespace-character-count="6988"/>
    <meta:generator>LibreOffice/4.3.3.2$Linux_x86 LibreOffice_project/430m0$Build-2</meta:generator>
  </office:meta>
</office:document-meta>
</file>